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pectComponentDefinition.getBeanRefere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ComponentDefinition.AspectComponentDefinition( String aspectName , @ Nullable BeanDefinition [ ] beanDefinitions , @ Nullable BeanReference [ ] beanReferences , @ Nullable Object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pectComponentDefinition.getBeanDefin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